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4fbd" officeooo:paragraph-rsid="001d4fbd"/>
    </style:style>
    <style:style style:name="P2" style:family="paragraph" style:parent-style-name="Standard">
      <style:text-properties officeooo:rsid="00232ae7" officeooo:paragraph-rsid="00232ae7"/>
    </style:style>
    <style:style style:name="P3" style:family="paragraph" style:parent-style-name="Standard">
      <style:text-properties officeooo:rsid="0023da80" officeooo:paragraph-rsid="0023da80"/>
    </style:style>
    <style:style style:name="P4" style:family="paragraph" style:parent-style-name="Standard">
      <style:text-properties officeooo:rsid="00258c27" officeooo:paragraph-rsid="00258c27"/>
    </style:style>
    <style:style style:name="P5" style:family="paragraph" style:parent-style-name="Standard">
      <style:text-properties fo:font-weight="bold" officeooo:rsid="0023da80" officeooo:paragraph-rsid="0023da80" style:font-weight-asian="bold" style:font-weight-complex="bold"/>
    </style:style>
    <style:style style:name="P6" style:family="paragraph" style:parent-style-name="Standard">
      <style:text-properties fo:font-style="italic" fo:font-weight="normal" officeooo:rsid="00258c27" officeooo:paragraph-rsid="00258c27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officeooo:rsid="00270838" officeooo:paragraph-rsid="00270838" style:font-style-asian="italic" style:font-style-complex="italic"/>
    </style:style>
    <style:style style:name="P8" style:family="paragraph" style:parent-style-name="Standard">
      <style:text-properties fo:font-style="normal" officeooo:rsid="00274e75" officeooo:paragraph-rsid="00274e75" style:font-style-asian="normal" style:font-style-complex="normal"/>
    </style:style>
    <style:style style:name="P9" style:family="paragraph" style:parent-style-name="Standard">
      <style:text-properties officeooo:rsid="00270838" officeooo:paragraph-rsid="00270838"/>
    </style:style>
    <style:style style:name="P10" style:family="paragraph" style:parent-style-name="Standard">
      <style:text-properties fo:font-style="normal" officeooo:rsid="00274e75" officeooo:paragraph-rsid="00274e75" style:font-style-asian="normal" style:font-style-complex="normal"/>
    </style:style>
    <style:style style:name="P11" style:family="paragraph" style:parent-style-name="Standard">
      <style:text-properties fo:font-style="normal" officeooo:rsid="00290b55" officeooo:paragraph-rsid="00290b55" style:font-style-asian="normal" style:font-style-complex="normal"/>
    </style:style>
    <style:style style:name="P12" style:family="paragraph" style:parent-style-name="Standard">
      <style:text-properties officeooo:rsid="00290b55" officeooo:paragraph-rsid="00290b55"/>
    </style:style>
    <style:style style:name="P13" style:family="paragraph" style:parent-style-name="Standard">
      <style:text-properties fo:font-style="italic" officeooo:rsid="00290b55" officeooo:paragraph-rsid="00290b55" style:font-style-asian="italic" style:font-style-complex="italic"/>
    </style:style>
    <style:style style:name="T1" style:family="text">
      <style:text-properties officeooo:rsid="001eb961"/>
    </style:style>
    <style:style style:name="T2" style:family="text">
      <style:text-properties officeooo:rsid="001d4fbd"/>
    </style:style>
    <style:style style:name="T3" style:family="text">
      <style:text-properties officeooo:rsid="00264919"/>
    </style:style>
    <style:style style:name="T4" style:family="text">
      <style:text-properties officeooo:rsid="00270838"/>
    </style:style>
    <style:style style:name="T5" style:family="text">
      <style:text-properties officeooo:rsid="00290b5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74e75" style:font-style-asian="normal" style:font-style-complex="normal"/>
    </style:style>
    <style:style style:name="T8" style:family="text">
      <style:text-properties fo:font-style="normal" officeooo:rsid="00293e17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h Lindler</text:p>
      <text:p text:style-name="P1">CPSC 1011-002, Lab 006</text:p>
      <text:p text:style-name="P1">Lab 03 – Part I<text:span text:style-name="T1">I</text:span></text:p>
      <text:p text:style-name="P2">9/11/2018</text:p>
      <text:p text:style-name="P2">Collaborators: <text:span text:style-name="T2">Aika Washington, CPSC 1010-001; Chloe Caples, CPSC 1010-001.</text:span></text:p>
      <text:p text:style-name="P2"/>
      <text:p text:style-name="P5">The Program:</text:p>
      <text:p text:style-name="P3"/>
      <text:p text:style-name="P3">What does it need to do?</text:p>
      <text:p text:style-name="P3">1. Prompt the user for a base-10 integer.</text:p>
      <text:p text:style-name="P3">2. Verify that the input is valid.</text:p>
      <text:p text:style-name="P3"><text:tab/>a. In case of an invalid input, prompt the user to enter the integer once more.</text:p>
      <text:p text:style-name="P3">3. Convert the integer from base-10 to base-2.</text:p>
      <text:p text:style-name="P3">4. Print the result to the user.</text:p>
      <text:p text:style-name="P3">5. Repeat steps 1-4 until the user enters EOF.</text:p>
      <text:p text:style-name="P3"/>
      <text:p text:style-name="P6">Prompt the user for a base-10 integer.</text:p>
      <text:p text:style-name="P6">Verify that the input is valid.</text:p>
      <text:p text:style-name="P4">1. printf(“Please enter a positive whole number or EOF to quit: “);</text:p>
      <text:p text:style-name="P4">2. scanf(“ %d”, userNum);</text:p>
      <text:p text:style-name="P4"><text:tab/>a. If the user tners a positive whole number, continue with the program.</text:p>
      <text:p text:style-name="P4"><text:tab/>b. If the user enters a number that is either not positive or not an integer, prompt the user for a new value</text:p>
      <text:p text:style-name="P4"><text:tab/><text:tab/>I. if(userNum &lt; 0 <text:span text:style-name="T3">)</text:span>, <text:span text:style-name="T4">validNum=0, </text:span>repeat the statement.</text:p>
      <text:p text:style-name="P4"><text:tab/><text:tab/>II. <text:span text:style-name="T3">if(fscanf(“ %d”, userNum) == 0), validNum=0, repeat the statement.</text:span></text:p>
      <text:p text:style-name="P9"/>
      <text:p text:style-name="P7">Convert the integer from base-10 to base-2</text:p>
      <text:p text:style-name="P8">1. Store the user’s number into a different variable compNum.</text:p>
      <text:p text:style-name="P8">2. As long as the number is greater than zero, <text:s/>divide it by two and record the remainder into an array. Then, save the resulting number back into compNum.</text:p>
      <text:p text:style-name="P8"><text:tab/>a. while(compNum &gt; 0)</text:p>
      <text:p text:style-name="P8"><text:tab/><text:tab/><text:span text:style-name="T5">compNum=compNum/2;</text:span></text:p>
      <text:p text:style-name="P8"><text:tab/><text:tab/><text:span text:style-name="T5">binArray[i]=compNum;</text:span></text:p>
      <text:p text:style-name="P8"><text:tab/><text:tab/><text:span text:style-name="T5">++i;</text:span></text:p>
      <text:p text:style-name="P11"/>
      <text:p text:style-name="P13">Print the result to the user.</text:p>
      <text:p text:style-name="P11">1. Print the user’s original number:</text:p>
      <text:p text:style-name="P11"><text:tab/>a. printf(“%d ...”, userNum);</text:p>
      <text:p text:style-name="P11">2. Print the binary number at the end of the line.</text:p>
      <text:p text:style-name="P11"><text:tab/>a. for (j=i-1; j&gt;=0; j--)</text:p>
      <text:p text:style-name="P11"><text:tab/><text:tab/>printf(“ %d”,binArray[j]); //This prints the array backwards, yielding the actual</text:p>
      <text:p text:style-name="P11"><text:tab/><text:tab/><text:tab/><text:tab/><text:tab/> <text:s text:c="6"/>binary number.</text:p>
      <text:p text:style-name="P11"/>
      <text:p text:style-name="P13">Repeat steps 1-4 for each number until the user inputs EOF</text:p>
      <text:p text:style-name="P12"><text:span text:style-name="T6"><text:tab/>The entire code mentioned above will be kept within a while loop checking for numeric input.</text:span><text:span text:style-name="T7"> </text:span><text:span text:style-name="T6">The initial entry statement will run, but </text:span><text:span text:style-name="T8">only once; each entry statement afterwards will be run outside of the loop. If the program detects “EOF”, then it will terminate and display the end message; otherwise, it will run the conver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09:30:37.180797743</meta:creation-date>
    <dc:date>2018-10-02T22:28:09.547222972</dc:date>
    <meta:editing-duration>PT6M1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7" meta:word-count="332" meta:character-count="1918" meta:non-whitespace-character-count="1591"/>
  </office:meta>
</office:document-meta>
</file>